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A6" style:family="table-cell">
      <style:table-cell-properties fo:background-color="#ff400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c5a59" officeooo:paragraph-rsid="006c5a59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9b434" officeooo:paragraph-rsid="006e9976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e0eac" officeooo:paragraph-rsid="006e0eac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b6289" officeooo:paragraph-rsid="007b6289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9d0bb" officeooo:paragraph-rsid="0079d0b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57182" officeooo:paragraph-rsid="0075718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6fb5b7" officeooo:paragraph-rsid="006fb5b7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7b6d1d" officeooo:paragraph-rsid="007b6d1d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71dbe3" officeooo:paragraph-rsid="0071dbe3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775b2a" officeooo:paragraph-rsid="00775b2a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79d0bb" officeooo:paragraph-rsid="0079d0bb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78443c" officeooo:paragraph-rsid="0078443c" style:font-size-asian="11pt" style:font-name-complex="Arial" style:font-size-complex="11pt"/>
    </style:style>
    <style:style style:name="P22" style:family="paragraph" style:parent-style-name="Standard">
      <style:text-properties style:font-name="Caligra" officeooo:rsid="004557dc" officeooo:paragraph-rsid="00540c2c"/>
    </style:style>
    <style:style style:name="P23" style:family="paragraph" style:parent-style-name="Standard">
      <style:text-properties style:font-name="Caligra" officeooo:paragraph-rsid="00540c2c"/>
    </style:style>
    <style:style style:name="P24" style:family="paragraph" style:parent-style-name="Standard">
      <style:text-properties style:font-name="Caligra" officeooo:rsid="005b81eb" officeooo:paragraph-rsid="005b81eb"/>
    </style:style>
    <style:style style:name="P25" style:family="paragraph" style:parent-style-name="Standard">
      <style:text-properties style:font-name="Caligra" officeooo:rsid="0070af25" officeooo:paragraph-rsid="0070af25"/>
    </style:style>
    <style:style style:name="P26" style:family="paragraph" style:parent-style-name="Standard">
      <style:text-properties officeooo:paragraph-rsid="006453bc"/>
    </style:style>
    <style:style style:name="P2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667a9c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33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34" style:family="paragraph" style:parent-style-name="Text_20_body">
      <style:text-properties style:font-name="Caligra" fo:font-weight="normal" officeooo:rsid="0032c8eb" officeooo:paragraph-rsid="006d3ad1" style:font-weight-asian="normal" style:font-weight-complex="normal"/>
    </style:style>
    <style:style style:name="P35" style:family="paragraph" style:parent-style-name="Text_20_body">
      <style:text-properties style:font-name="Caligra" fo:font-style="normal" fo:font-weight="normal" officeooo:rsid="0032f1ff" officeooo:paragraph-rsid="006d3ad1" style:font-style-asian="normal" style:font-weight-asian="normal" style:font-style-complex="normal" style:font-weight-complex="normal"/>
    </style:style>
    <style:style style:name="P36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67a9c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128a3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689b3c" style:font-style-asian="italic" style:font-style-complex="italic"/>
    </style:style>
    <style:style style:name="T8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64880c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74ce0c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officeooo:rsid="0064880c" style:font-size-asian="11pt" style:font-weight-asian="bold" style:font-name-complex="Arial" style:font-size-complex="11pt"/>
    </style:style>
    <style:style style:name="T15" style:family="text">
      <style:text-properties officeooo:rsid="005d01c8"/>
    </style:style>
    <style:style style:name="T16" style:family="text">
      <style:text-properties officeooo:rsid="006c6d6c"/>
    </style:style>
    <style:style style:name="T17" style:family="text">
      <style:text-properties officeooo:rsid="0064880c"/>
    </style:style>
    <style:style style:name="T18" style:family="text">
      <style:text-properties officeooo:rsid="0080f5a4"/>
    </style:style>
    <style:style style:name="T19" style:family="text">
      <style:text-properties officeooo:rsid="00817531"/>
    </style:style>
    <style:style style:name="T20" style:family="text">
      <style:text-properties officeooo:rsid="00724513"/>
    </style:style>
    <style:style style:name="T21" style:family="text">
      <style:text-properties officeooo:rsid="006b6df7"/>
    </style:style>
    <style:style style:name="T22" style:family="text">
      <style:text-properties officeooo:rsid="0071ba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4">La dernière fois :</text:span><text:span text:style-name="T6">’’’- corrigé les exercices- finit l'activité 3 (sauf le cours)- rendu les DMs’’’</text:span></text:p>
      <text:p text:style-name="P31"><text:span text:style-name="T6">P</text:span><text:span text:style-name="T5">our aujourd’hui : </text:span><text:span text:style-name="T6">- </text:span><text:span text:style-name="T7">faire</text:span><text:span text:style-name="T6"> les exercices 1,2,3</text:span></text:p>
      <text:p text:style-name="P30">suivi : D<text:span text:style-name="T21">e</text:span>liance punition à rendre</text:p>
      <text:p text:style-name="P27"><text:span text:style-name="T17">26 févr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8"><text:span text:style-name="T12">Séance </text:span><text:span text:style-name="T14">20</text:span><text:span text:style-name="T12">: </text:span><text:span text:style-name="T13">Fiche de préparation</text:span><text:span text:style-name="T9"> <text:s/></text:span></text:p>
            <text:p text:style-name="P29"><text:span text:style-name="T9">c</text:span><text:span text:style-name="T8">lasse : <text:s/></text:span><text:span text:style-name="T10">4e</text:span><text:span text:style-name="T11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13"/>
          </table:table-cell>
          <table:table-cell table:style-name="Tableau1.A3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6">Rappel de vie de classe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5">
          <table:table-cell table:style-name="Tableau1.A4" office:value-type="string">
            <text:p text:style-name="P8">Correction exercices</text:p>
          </table:table-cell>
          <table:table-cell table:style-name="Tableau1.B4" office:value-type="string">
            <text:p text:style-name="P16">exercices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6" office:value-type="string">
            <text:p text:style-name="P9">SUIVI</text:p>
          </table:table-cell>
          <table:table-cell table:style-name="Tableau1.B4" office:value-type="string">
            <text:p text:style-name="P17"/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0">Chapitre 4. Modéliser les transformations chimiques</text:p>
          </table:table-cell>
          <table:table-cell table:style-name="Tableau1.B4" office:value-type="string">
            <text:p text:style-name="P18"><text:span text:style-name="T18">Pas d'</text:span><text:span text:style-name="T19">a</text:span>ttendus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0">A<text:span text:style-name="T20">ctivité 1</text:span></text:p>
          </table:table-cell>
          <table:table-cell table:style-name="Tableau1.B4" office:value-type="string">
            <text:p text:style-name="P19">Modèle moléculaire, vidéo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1">Bilan de cours</text:p>
          </table:table-cell>
          <table:table-cell table:style-name="Tableau1.B4" office:value-type="string">
            <text:p text:style-name="P20">pap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2">Activité 2</text:p>
          </table:table-cell>
          <table:table-cell table:style-name="Tableau1.B4" office:value-type="string">
            <text:p text:style-name="P21">Balance craie acide bac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11">
          <table:table-cell table:style-name="Tableau1.A11" office:value-type="string">
            <text:p text:style-name="P7">Ramasser les porte-vues</text:p>
          </table:table-cell>
          <table:table-cell table:style-name="Tableau1.B11" office:value-type="string">
            <text:p text:style-name="P22"/>
          </table:table-cell>
          <table:table-cell table:style-name="Tableau1.A11" office:value-type="string">
            <text:p text:style-name="P24"/>
          </table:table-cell>
        </table:table-row>
        <table:table-row table:style-name="Tableau1.11">
          <table:table-cell table:style-name="Tableau1.A11" office:value-type="string">
            <text:p text:style-name="P5">Agenda <text:span text:style-name="T15">+ matériel + tables</text:span></text:p>
          </table:table-cell>
          <table:table-cell table:style-name="Tableau1.B11" office:value-type="string">
            <text:p text:style-name="P25">Exercices <text:span text:style-name="T22">chap 4</text:span></text:p>
          </table:table-cell>
          <table:table-cell table:style-name="Tableau1.A11" office:value-type="string">
            <text:p text:style-name="P24">5min</text:p>
          </table:table-cell>
        </table:table-row>
      </table:table>
      <text:p text:style-name="P23"/>
      <text:p text:style-name="P34"><text:span text:style-name="T1">Pour la prochaine fois </text:span><text:span text:style-name="T2">: </text:span><text:span text:style-name="T3">exercice 4 du chapitre 3</text:span></text:p>
      <text:p text:style-name="P35">exercice 0 du chapitre 4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649234176512">
          <table:table-cell table:style-name="Tableau2.A1" office:value-type="string">
            <text:p text:style-name="P33">Matériel</text:p>
          </table:table-cell>
          <table:table-cell table:style-name="Tableau2.A1" office:value-type="string">
            <text:p text:style-name="P33"><text:span text:style-name="T16">T</text:span>ravail <text:span text:style-name="T16">non fait</text:span></text:p>
          </table:table-cell>
          <table:table-cell table:style-name="Tableau2.A1" office:value-type="string">
            <text:p text:style-name="P33"><text:span text:style-name="T16">T</text:span>ravail <text:span text:style-name="T16">pendant l'heure</text:span></text:p>
          </table:table-cell>
          <table:table-cell table:style-name="Tableau2.D1" office:value-type="string">
            <text:p text:style-name="P33">Comportement</text:p>
          </table:table-cell>
        </table:table-row>
        <table:table-row table:style-name="Tableau2.2">
          <table:table-cell table:style-name="Tableau2.A2" office:value-type="string">
            <text:p text:style-name="P32"/>
          </table:table-cell>
          <table:table-cell table:style-name="Tableau2.A2" office:value-type="string">
            <text:p text:style-name="P32"/>
          </table:table-cell>
          <table:table-cell table:style-name="Tableau2.A2" office:value-type="string">
            <text:p text:style-name="P32"/>
          </table:table-cell>
          <table:table-cell table:style-name="Tableau2.D2" office:value-type="string">
            <text:p text:style-name="P3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56S</meta:editing-duration>
    <meta:editing-cycles>21</meta:editing-cycles>
    <meta:generator>LibreOffice/7.0.4.2$Linux_X86_64 LibreOffice_project/00$Build-2</meta:generator>
    <meta:creation-date>2021-02-04T16:16:38.289524303</meta:creation-date>
    <meta:initial-creator>J Cercy</meta:initial-creator>
    <dc:date>2021-02-25T21:48:30.510268319</dc:date>
    <dc:creator>J Cercy</dc:creator>
    <meta:document-statistic meta:table-count="2" meta:image-count="0" meta:object-count="0" meta:page-count="1" meta:paragraph-count="32" meta:word-count="111" meta:character-count="672" meta:non-whitespace-character-count="589"/>
    <meta:template xlink:type="simple" xlink:actuate="onRequest" xlink:title="fiche_de_prep_type" xlink:href="../fiche_de_prep_type.ott" meta:date="2021-02-04T16:16:36.866451548"/>
  </office:meta>
</office:document-meta>
</file>